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1" style:base-cell-address="Data_Sheet.B8"/>
      <style:map style:condition="of:is-true-formula(AND(NOT(ISBLANK([.$A8]));ISBLANK([.B8])))" style:apply-style-name="cf1" style:base-cell-address="Data_Sheet.B8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9]));ISBLANK([.B9])))" style:apply-style-name="cf1" style:base-cell-address="Data_Sheet.B9"/>
      <style:map style:condition="of:is-true-formula(AND(NOT(ISBLANK([.$A9]));ISBLANK([.B9]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1" style:base-cell-address="Data_Sheet.B7"/>
      <style:map style:condition="of:is-true-formula(AND(NOT(ISBLANK([.$A7]));ISBLANK([.B7])))" style:apply-style-name="cf1" style:base-cell-address="Data_Sheet.B7"/>
      <style:map style:condition="of:is-true-formula(AND(NOT(ISBLANK([.$A7]));ISBLANK([.B7])))" style:apply-style-name="cf1" style:base-cell-address="Data_Sheet.B7"/>
      <style:map style:condition="of:is-true-formula(AND(NOT(ISBLANK([.$A7]));ISBLANK([.B7])))" style:apply-style-name="cf1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1" style:base-cell-address="Data_Sheet.C8"/>
      <style:map style:condition="of:is-true-formula(AND(NOT(ISBLANK([.A8]));ISBLANK([.C8])))" style:apply-style-name="cf1" style:base-cell-address="Data_Sheet.C8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1" style:base-cell-address="Data_Sheet.C7"/>
      <style:map style:condition="of:is-true-formula(AND(NOT(ISBLANK([.A7]));ISBLANK([.C7])))" style:apply-style-name="cf1" style:base-cell-address="Data_Sheet.C7"/>
      <style:map style:condition="of:is-true-formula(AND(NOT(ISBLANK([.A7]));ISBLANK([.C7])))" style:apply-style-name="cf1" style:base-cell-address="Data_Sheet.C7"/>
      <style:map style:condition="of:is-true-formula(AND(NOT(ISBLANK([.A7]));ISBLANK([.C7])))" style:apply-style-name="cf1" style:base-cell-address="Data_Sheet.C7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9]));ISBLANK([.C9])))" style:apply-style-name="cf1" style:base-cell-address="Data_Sheet.C9"/>
      <style:map style:condition="of:is-true-formula(AND(NOT(ISBLANK([.A9]));ISBLANK([.C9])))" style:apply-style-name="cf1" style:base-cell-address="Data_Sheet.C9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  <style:map style:condition="of:is-true-formula(AND(NOT(ISBLANK([.$A6]));ISBLANK([.B6])))" style:apply-style-name="cf1" style:base-cell-address="Data_Sheet.B6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  <style:map style:condition="of:is-true-formula(AND(NOT(ISBLANK([.A6]));ISBLANK([.C6])))" style:apply-style-name="cf1" style:base-cell-address="Data_Sheet.C6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12]));ISBLANK([.B12])))" style:apply-style-name="cf1" style:base-cell-address="Data_Sheet.B1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10]));ISBLANK([.B10])))" style:apply-style-name="cf1" style:base-cell-address="Data_Sheet.B10"/>
      <style:map style:condition="of:is-true-formula(AND(NOT(ISBLANK([.$A10]));ISBLANK([.B10])))" style:apply-style-name="cf1" style:base-cell-address="Data_Sheet.B10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11]));ISBLANK([.B11])))" style:apply-style-name="cf1" style:base-cell-address="Data_Sheet.B11"/>
      <style:map style:condition="of:is-true-formula(AND(NOT(ISBLANK([.$A11]));ISBLANK([.B11])))" style:apply-style-name="cf1" style:base-cell-address="Data_Sheet.B11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11]));ISBLANK([.C11])))" style:apply-style-name="cf1" style:base-cell-address="Data_Sheet.C11"/>
      <style:map style:condition="of:is-true-formula(AND(NOT(ISBLANK([.A11]));ISBLANK([.C11])))" style:apply-style-name="cf1" style:base-cell-address="Data_Sheet.C11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12]));ISBLANK([.C12])))" style:apply-style-name="cf1" style:base-cell-address="Data_Sheet.C1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10]));ISBLANK([.C10])))" style:apply-style-name="cf1" style:base-cell-address="Data_Sheet.C10"/>
      <style:map style:condition="of:is-true-formula(AND(NOT(ISBLANK([.A10]));ISBLANK([.C10])))" style:apply-style-name="cf1" style:base-cell-address="Data_Sheet.C10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12]));ISBLANK([.D12])))" style:apply-style-name="cf1" style:base-cell-address="Data_Sheet.D12"/>
      <style:map style:condition="of:is-true-formula(AND(NOT(ISBLANK([.E12]));ISBLANK([.D12])))" style:apply-style-name="cf1" style:base-cell-address="Data_Sheet.D12"/>
      <style:map style:condition="of:is-true-formula(AND(NOT(ISBLANK([.E12]));ISBLANK([.D12])))" style:apply-style-name="cf1" style:base-cell-address="Data_Sheet.D12"/>
      <style:map style:condition="of:is-true-formula(AND(NOT(ISBLANK([.E12]));ISBLANK([.D12])))" style:apply-style-name="cf1" style:base-cell-address="Data_Sheet.D12"/>
      <style:map style:condition="of:is-true-formula(AND(NOT(ISBLANK([.E12]));ISBLANK([.D12])))" style:apply-style-name="cf1" style:base-cell-address="Data_Sheet.D12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11]));ISBLANK([.D11])))" style:apply-style-name="cf1" style:base-cell-address="Data_Sheet.D11"/>
      <style:map style:condition="of:is-true-formula(AND(NOT(ISBLANK([.E11]));ISBLANK([.D11])))" style:apply-style-name="cf1" style:base-cell-address="Data_Sheet.D11"/>
      <style:map style:condition="of:is-true-formula(AND(NOT(ISBLANK([.E11]));ISBLANK([.D11])))" style:apply-style-name="cf1" style:base-cell-address="Data_Sheet.D11"/>
      <style:map style:condition="of:is-true-formula(AND(NOT(ISBLANK([.E11]));ISBLANK([.D11])))" style:apply-style-name="cf1" style:base-cell-address="Data_Sheet.D11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11]));ISBLANK([.E11])))" style:apply-style-name="cf1" style:base-cell-address="Data_Sheet.E11"/>
      <style:map style:condition="of:is-true-formula(AND(NOT(ISBLANK([.D11]));ISBLANK([.E11])))" style:apply-style-name="cf1" style:base-cell-address="Data_Sheet.E11"/>
      <style:map style:condition="of:is-true-formula(AND(NOT(ISBLANK([.D11]));ISBLANK([.E11])))" style:apply-style-name="cf1" style:base-cell-address="Data_Sheet.E11"/>
      <style:map style:condition="of:is-true-formula(AND(NOT(ISBLANK([.D11]));ISBLANK([.E11])))" style:apply-style-name="cf1" style:base-cell-address="Data_Sheet.E11"/>
      <style:map style:condition="of:is-true-formula(AND(NOT(ISBLANK([.D11]));ISBLANK([.E11])))" style:apply-style-name="cf1" style:base-cell-address="Data_Sheet.E11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F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6]));ISBLANK([.E6])))" style:apply-style-name="cf1" style:base-cell-address="Data_Sheet.E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  <style:map style:condition="of:is-true-formula(AND(NOT(ISBLANK([.E4]));ISBLANK([.D4])))" style:apply-style-name="cf1" style:base-cell-address="Data_Sheet.D4"/>
      <style:map style:condition="of:is-true-formula(AND(NOT(ISBLANK([.E4]));ISBLANK([.D4])))" style:apply-style-name="cf1" style:base-cell-address="Data_Sheet.D4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  <style:map style:condition="of:is-true-formula(AND(NOT(ISBLANK([.E5]));ISBLANK([.D5])))" style:apply-style-name="cf1" style:base-cell-address="Data_Sheet.D5"/>
      <style:map style:condition="of:is-true-formula(AND(NOT(ISBLANK([.E5]));ISBLANK([.D5])))" style:apply-style-name="cf1" style:base-cell-address="Data_Sheet.D5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1" style:base-cell-address="Data_Sheet.E5"/>
      <style:map style:condition="of:is-true-formula(AND(NOT(ISBLANK([.D5]));ISBLANK([.E5])))" style:apply-style-name="cf1" style:base-cell-address="Data_Sheet.E5"/>
      <style:map style:condition="of:is-true-formula(AND(NOT(ISBLANK([.D5]));ISBLANK([.E5])))" style:apply-style-name="cf1" style:base-cell-address="Data_Sheet.E5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  <style:map style:condition="of:is-true-formula(AND(NOT(ISBLANK([.D4]));ISBLANK([.E4])))" style:apply-style-name="cf1" style:base-cell-address="Data_Sheet.E4"/>
      <style:map style:condition="of:is-true-formula(AND(NOT(ISBLANK([.D4]));ISBLANK([.E4])))" style:apply-style-name="cf1" style:base-cell-address="Data_Sheet.E4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11]));ISBLANK([.J11])))" style:apply-style-name="cf1" style:base-cell-address="Data_Sheet.J11"/>
      <style:map style:condition="of:is-true-formula(AND(NOT(ISBLANK([.K11]));ISBLANK([.J11])))" style:apply-style-name="cf1" style:base-cell-address="Data_Sheet.J11"/>
      <style:map style:condition="of:is-true-formula(AND(NOT(ISBLANK([.K11]));ISBLANK([.J11])))" style:apply-style-name="cf1" style:base-cell-address="Data_Sheet.J11"/>
      <style:map style:condition="of:is-true-formula(AND(NOT(ISBLANK([.K11]));ISBLANK([.J11])))" style:apply-style-name="cf1" style:base-cell-address="Data_Sheet.J11"/>
      <style:map style:condition="of:is-true-formula(AND(NOT(ISBLANK([.K11]));ISBLANK([.J11])))" style:apply-style-name="cf1" style:base-cell-address="Data_Sheet.J11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L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1" style:base-cell-address="Data_Sheet.J5"/>
      <style:map style:condition="of:is-true-formula(AND(NOT(ISBLANK([.K5]));ISBLANK([.J5])))" style:apply-style-name="cf1" style:base-cell-address="Data_Sheet.J5"/>
      <style:map style:condition="of:is-true-formula(AND(NOT(ISBLANK([.K5]));ISBLANK([.J5])))" style:apply-style-name="cf1" style:base-cell-address="Data_Sheet.J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  <style:map style:condition="of:is-true-formula(AND(NOT(ISBLANK([.K4]));ISBLANK([.J4])))" style:apply-style-name="cf1" style:base-cell-address="Data_Sheet.J4"/>
      <style:map style:condition="of:is-true-formula(AND(NOT(ISBLANK([.K4]));ISBLANK([.J4])))" style:apply-style-name="cf1" style:base-cell-address="Data_Sheet.J4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1" style:base-cell-address="Data_Sheet.K5"/>
      <style:map style:condition="of:is-true-formula(AND(NOT(ISBLANK([.J5]));ISBLANK([.K5])))" style:apply-style-name="cf1" style:base-cell-address="Data_Sheet.K5"/>
      <style:map style:condition="of:is-true-formula(AND(NOT(ISBLANK([.J5]));ISBLANK([.K5])))" style:apply-style-name="cf1" style:base-cell-address="Data_Sheet.K5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  <style:map style:condition="of:is-true-formula(AND(NOT(ISBLANK([.J4]));ISBLANK([.K4])))" style:apply-style-name="cf1" style:base-cell-address="Data_Sheet.K4"/>
      <style:map style:condition="of:is-true-formula(AND(NOT(ISBLANK([.J4]));ISBLANK([.K4])))" style:apply-style-name="cf1" style:base-cell-address="Data_Sheet.K4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1" style:base-cell-address="Data_Sheet.L5"/>
      <style:map style:condition="of:is-true-formula(AND(NOT(ISBLANK([.M5]));ISBLANK([.L5])))" style:apply-style-name="cf1" style:base-cell-address="Data_Sheet.L5"/>
      <style:map style:condition="of:is-true-formula(AND(NOT(ISBLANK([.M5]));ISBLANK([.L5])))" style:apply-style-name="cf1" style:base-cell-address="Data_Sheet.L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Data_Sheet.L4"/>
      <style:map style:condition="of:is-true-formula(AND(NOT(ISBLANK([.M4]));ISBLANK([.L4])))" style:apply-style-name="cf1" style:base-cell-address="Data_Sheet.L4"/>
      <style:map style:condition="of:is-true-formula(AND(NOT(ISBLANK([.M4]));ISBLANK([.L4])))" style:apply-style-name="cf1" style:base-cell-address="Data_Sheet.L4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1" style:base-cell-address="Data_Sheet.M5"/>
      <style:map style:condition="of:is-true-formula(AND(NOT(ISBLANK([.L5]));ISBLANK([.M5])))" style:apply-style-name="cf1" style:base-cell-address="Data_Sheet.M5"/>
      <style:map style:condition="of:is-true-formula(AND(NOT(ISBLANK([.L5]));ISBLANK([.M5])))" style:apply-style-name="cf1" style:base-cell-address="Data_Sheet.M5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  <style:map style:condition="of:is-true-formula(AND(NOT(ISBLANK([.L4]));ISBLANK([.M4])))" style:apply-style-name="cf1" style:base-cell-address="Data_Sheet.M4"/>
      <style:map style:condition="of:is-true-formula(AND(NOT(ISBLANK([.L4]));ISBLANK([.M4])))" style:apply-style-name="cf1" style:base-cell-address="Data_Sheet.M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N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11]));ISBLANK([.L11])))" style:apply-style-name="cf1" style:base-cell-address="Data_Sheet.L11"/>
      <style:map style:condition="of:is-true-formula(AND(NOT(ISBLANK([.M11]));ISBLANK([.L11])))" style:apply-style-name="cf1" style:base-cell-address="Data_Sheet.L11"/>
      <style:map style:condition="of:is-true-formula(AND(NOT(ISBLANK([.M11]));ISBLANK([.L11])))" style:apply-style-name="cf1" style:base-cell-address="Data_Sheet.L11"/>
      <style:map style:condition="of:is-true-formula(AND(NOT(ISBLANK([.M11]));ISBLANK([.L11])))" style:apply-style-name="cf1" style:base-cell-address="Data_Sheet.L11"/>
      <style:map style:condition="of:is-true-formula(AND(NOT(ISBLANK([.M11]));ISBLANK([.L11])))" style:apply-style-name="cf1" style:base-cell-address="Data_Sheet.L11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1" style:base-cell-address="Data_Sheet.F5"/>
      <style:map style:condition="of:is-true-formula(AND(NOT(ISBLANK([.G5]));ISBLANK([.F5])))" style:apply-style-name="cf1" style:base-cell-address="Data_Sheet.F5"/>
      <style:map style:condition="of:is-true-formula(AND(NOT(ISBLANK([.G5]));ISBLANK([.F5])))" style:apply-style-name="cf1" style:base-cell-address="Data_Sheet.F5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  <style:map style:condition="of:is-true-formula(AND(NOT(ISBLANK([.G4]));ISBLANK([.F4])))" style:apply-style-name="cf1" style:base-cell-address="Data_Sheet.F4"/>
      <style:map style:condition="of:is-true-formula(AND(NOT(ISBLANK([.G4]));ISBLANK([.F4])))" style:apply-style-name="cf1" style:base-cell-address="Data_Sheet.F4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1" style:base-cell-address="Data_Sheet.G5"/>
      <style:map style:condition="of:is-true-formula(AND(NOT(ISBLANK([.F5]));ISBLANK([.G5])))" style:apply-style-name="cf1" style:base-cell-address="Data_Sheet.G5"/>
      <style:map style:condition="of:is-true-formula(AND(NOT(ISBLANK([.F5]));ISBLANK([.G5])))" style:apply-style-name="cf1" style:base-cell-address="Data_Sheet.G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  <style:map style:condition="of:is-true-formula(AND(NOT(ISBLANK([.F4]));ISBLANK([.G4])))" style:apply-style-name="cf1" style:base-cell-address="Data_Sheet.G4"/>
      <style:map style:condition="of:is-true-formula(AND(NOT(ISBLANK([.F4]));ISBLANK([.G4])))" style:apply-style-name="cf1" style:base-cell-address="Data_Sheet.G4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H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11]));ISBLANK([.F11])))" style:apply-style-name="cf1" style:base-cell-address="Data_Sheet.F11"/>
      <style:map style:condition="of:is-true-formula(AND(NOT(ISBLANK([.G11]));ISBLANK([.F11])))" style:apply-style-name="cf1" style:base-cell-address="Data_Sheet.F11"/>
      <style:map style:condition="of:is-true-formula(AND(NOT(ISBLANK([.G11]));ISBLANK([.F11])))" style:apply-style-name="cf1" style:base-cell-address="Data_Sheet.F11"/>
      <style:map style:condition="of:is-true-formula(AND(NOT(ISBLANK([.G11]));ISBLANK([.F11])))" style:apply-style-name="cf1" style:base-cell-address="Data_Sheet.F11"/>
      <style:map style:condition="of:is-true-formula(AND(NOT(ISBLANK([.G11]));ISBLANK([.F11])))" style:apply-style-name="cf1" style:base-cell-address="Data_Sheet.F11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1" style:base-cell-address="Data_Sheet.H5"/>
      <style:map style:condition="of:is-true-formula(AND(NOT(ISBLANK([.I5]));ISBLANK([.H5])))" style:apply-style-name="cf1" style:base-cell-address="Data_Sheet.H5"/>
      <style:map style:condition="of:is-true-formula(AND(NOT(ISBLANK([.I5]));ISBLANK([.H5])))" style:apply-style-name="cf1" style:base-cell-address="Data_Sheet.H5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  <style:map style:condition="of:is-true-formula(AND(NOT(ISBLANK([.I4]));ISBLANK([.H4])))" style:apply-style-name="cf1" style:base-cell-address="Data_Sheet.H4"/>
      <style:map style:condition="of:is-true-formula(AND(NOT(ISBLANK([.I4]));ISBLANK([.H4])))" style:apply-style-name="cf1" style:base-cell-address="Data_Sheet.H4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1" style:base-cell-address="Data_Sheet.I5"/>
      <style:map style:condition="of:is-true-formula(AND(NOT(ISBLANK([.H5]));ISBLANK([.I5])))" style:apply-style-name="cf1" style:base-cell-address="Data_Sheet.I5"/>
      <style:map style:condition="of:is-true-formula(AND(NOT(ISBLANK([.H5]));ISBLANK([.I5])))" style:apply-style-name="cf1" style:base-cell-address="Data_Sheet.I5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  <style:map style:condition="of:is-true-formula(AND(NOT(ISBLANK([.H4]));ISBLANK([.I4])))" style:apply-style-name="cf1" style:base-cell-address="Data_Sheet.I4"/>
      <style:map style:condition="of:is-true-formula(AND(NOT(ISBLANK([.H4]));ISBLANK([.I4])))" style:apply-style-name="cf1" style:base-cell-address="Data_Sheet.I4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J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11]));ISBLANK([.H11])))" style:apply-style-name="cf1" style:base-cell-address="Data_Sheet.H11"/>
      <style:map style:condition="of:is-true-formula(AND(NOT(ISBLANK([.I11]));ISBLANK([.H11])))" style:apply-style-name="cf1" style:base-cell-address="Data_Sheet.H11"/>
      <style:map style:condition="of:is-true-formula(AND(NOT(ISBLANK([.I11]));ISBLANK([.H11])))" style:apply-style-name="cf1" style:base-cell-address="Data_Sheet.H11"/>
      <style:map style:condition="of:is-true-formula(AND(NOT(ISBLANK([.I11]));ISBLANK([.H11])))" style:apply-style-name="cf1" style:base-cell-address="Data_Sheet.H11"/>
      <style:map style:condition="of:is-true-formula(AND(NOT(ISBLANK([.I11]));ISBLANK([.H11])))" style:apply-style-name="cf1" style:base-cell-address="Data_Sheet.H11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P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11]));ISBLANK([.N11])))" style:apply-style-name="cf1" style:base-cell-address="Data_Sheet.N11"/>
      <style:map style:condition="of:is-true-formula(AND(NOT(ISBLANK([.O11]));ISBLANK([.N11])))" style:apply-style-name="cf1" style:base-cell-address="Data_Sheet.N11"/>
      <style:map style:condition="of:is-true-formula(AND(NOT(ISBLANK([.O11]));ISBLANK([.N11])))" style:apply-style-name="cf1" style:base-cell-address="Data_Sheet.N11"/>
      <style:map style:condition="of:is-true-formula(AND(NOT(ISBLANK([.O11]));ISBLANK([.N11])))" style:apply-style-name="cf1" style:base-cell-address="Data_Sheet.N11"/>
      <style:map style:condition="of:is-true-formula(AND(NOT(ISBLANK([.O11]));ISBLANK([.N11])))" style:apply-style-name="cf1" style:base-cell-address="Data_Sheet.N11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</style:style>
    <style:style style:name="ce13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10]));ISBLANK([.Q10])))" style:apply-style-name="cf1" style:base-cell-address="Data_Sheet.Q10"/>
      <style:map style:condition="of:is-true-formula(AND(NOT(ISBLANK([.P10]));ISBLANK([.Q10])))" style:apply-style-name="cf1" style:base-cell-address="Data_Sheet.Q10"/>
      <style:map style:condition="of:is-true-formula(AND(NOT(ISBLANK([.P10]));ISBLANK([.Q10])))" style:apply-style-name="cf1" style:base-cell-address="Data_Sheet.Q10"/>
    </style:style>
    <style:style style:name="ce13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11]));ISBLANK([.Q11])))" style:apply-style-name="cf1" style:base-cell-address="Data_Sheet.Q11"/>
      <style:map style:condition="of:is-true-formula(AND(NOT(ISBLANK([.P11]));ISBLANK([.Q11])))" style:apply-style-name="cf1" style:base-cell-address="Data_Sheet.Q11"/>
      <style:map style:condition="of:is-true-formula(AND(NOT(ISBLANK([.P11]));ISBLANK([.Q11])))" style:apply-style-name="cf1" style:base-cell-address="Data_Sheet.Q11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  <style:map style:condition="of:is-true-formula(AND(NOT(ISBLANK([.O5]));ISBLANK([.N5])))" style:apply-style-name="cf1" style:base-cell-address="Data_Sheet.N5"/>
      <style:map style:condition="of:is-true-formula(AND(NOT(ISBLANK([.O5]));ISBLANK([.N5])))" style:apply-style-name="cf1" style:base-cell-address="Data_Sheet.N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  <style:map style:condition="of:is-true-formula(AND(NOT(ISBLANK([.O4]));ISBLANK([.N4])))" style:apply-style-name="cf1" style:base-cell-address="Data_Sheet.N4"/>
      <style:map style:condition="of:is-true-formula(AND(NOT(ISBLANK([.O4]));ISBLANK([.N4])))" style:apply-style-name="cf1" style:base-cell-address="Data_Sheet.N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O4])))" style:apply-style-name="cf1" style:base-cell-address="Data_Sheet.O4"/>
      <style:map style:condition="of:is-true-formula(AND(NOT(ISBLANK([.N4]));ISBLANK([.O4])))" style:apply-style-name="cf1" style:base-cell-address="Data_Sheet.O4"/>
      <style:map style:condition="of:is-true-formula(AND(NOT(ISBLANK([.N4]));ISBLANK([.O4])))" style:apply-style-name="cf1" style:base-cell-address="Data_Sheet.O4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  <style:map style:condition="of:is-true-formula(AND(NOT(ISBLANK([.N5]));ISBLANK([.O5])))" style:apply-style-name="cf1" style:base-cell-address="Data_Sheet.O5"/>
      <style:map style:condition="of:is-true-formula(AND(NOT(ISBLANK([.N5]));ISBLANK([.O5])))" style:apply-style-name="cf1" style:base-cell-address="Data_Sheet.O5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  <style:map style:condition="of:is-true-formula(AND(NOT(ISBLANK([.S4]));ISBLANK([.R4])))" style:apply-style-name="cf1" style:base-cell-address="Data_Sheet.R4"/>
      <style:map style:condition="of:is-true-formula(AND(NOT(ISBLANK([.S4]));ISBLANK([.R4])))" style:apply-style-name="cf1" style:base-cell-address="Data_Sheet.R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5]));ISBLANK([.Q5])))" style:apply-style-name="cf1" style:base-cell-address="Data_Sheet.Q5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6]));ISBLANK([.Q6])))" style:apply-style-name="cf1" style:base-cell-address="Data_Sheet.Q6"/>
      <style:map style:condition="of:is-true-formula(AND(NOT(ISBLANK([.P6]));ISBLANK([.Q6])))" style:apply-style-name="cf1" style:base-cell-address="Data_Sheet.Q6"/>
      <style:map style:condition="of:is-true-formula(AND(NOT(ISBLANK([.P6]));ISBLANK([.Q6])))" style:apply-style-name="cf1" style:base-cell-address="Data_Sheet.Q6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  <style:map style:condition="of:is-true-formula(AND(NOT(ISBLANK([.R4]));ISBLANK([.S4])))" style:apply-style-name="cf1" style:base-cell-address="Data_Sheet.S4"/>
      <style:map style:condition="of:is-true-formula(AND(NOT(ISBLANK([.R4]));ISBLANK([.S4])))" style:apply-style-name="cf1" style:base-cell-address="Data_Sheet.S4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  <style:map style:condition="of:is-true-formula(AND(NOT(ISBLANK([.U5]));ISBLANK([.T5])))" style:apply-style-name="cf1" style:base-cell-address="Data_Sheet.T5"/>
      <style:map style:condition="of:is-true-formula(AND(NOT(ISBLANK([.U5]));ISBLANK([.T5])))" style:apply-style-name="cf1" style:base-cell-address="Data_Sheet.T5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1" style:base-cell-address="Data_Sheet.P4"/>
      <style:map style:condition="of:is-true-formula(AND(NOT(ISBLANK([.Q4]));ISBLANK([.P4])))" style:apply-style-name="cf1" style:base-cell-address="Data_Sheet.P4"/>
      <style:map style:condition="of:is-true-formula(AND(NOT(ISBLANK([.Q4]));ISBLANK([.P4])))" style:apply-style-name="cf1" style:base-cell-address="Data_Sheet.P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  <style:map style:condition="of:is-true-formula(AND(NOT(ISBLANK([.U4]));ISBLANK([.T4])))" style:apply-style-name="cf1" style:base-cell-address="Data_Sheet.T4"/>
      <style:map style:condition="of:is-true-formula(AND(NOT(ISBLANK([.U4]));ISBLANK([.T4])))" style:apply-style-name="cf1" style:base-cell-address="Data_Sheet.T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1" style:base-cell-address="Data_Sheet.T6"/>
      <style:map style:condition="of:is-true-formula(AND(NOT(ISBLANK([.U6]));ISBLANK([.T6])))" style:apply-style-name="cf1" style:base-cell-address="Data_Sheet.T6"/>
      <style:map style:condition="of:is-true-formula(AND(NOT(ISBLANK([.U6]));ISBLANK([.T6])))" style:apply-style-name="cf1" style:base-cell-address="Data_Sheet.T6"/>
      <style:map style:condition="of:is-true-formula(AND(NOT(ISBLANK([.U6]));ISBLANK([.T6])))" style:apply-style-name="cf1" style:base-cell-address="Data_Sheet.T6"/>
      <style:map style:condition="of:is-true-formula(AND(NOT(ISBLANK([.U6]));ISBLANK([.T6])))" style:apply-style-name="cf1" style:base-cell-address="Data_Sheet.T6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1" style:base-cell-address="Data_Sheet.P4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1" style:base-cell-address="Data_Sheet.R6"/>
      <style:map style:condition="of:is-true-formula(AND(NOT(ISBLANK([.S6]));ISBLANK([.R6])))" style:apply-style-name="cf1" style:base-cell-address="Data_Sheet.R6"/>
      <style:map style:condition="of:is-true-formula(AND(NOT(ISBLANK([.S6]));ISBLANK([.R6])))" style:apply-style-name="cf1" style:base-cell-address="Data_Sheet.R6"/>
      <style:map style:condition="of:is-true-formula(AND(NOT(ISBLANK([.S6]));ISBLANK([.R6])))" style:apply-style-name="cf1" style:base-cell-address="Data_Sheet.R6"/>
      <style:map style:condition="of:is-true-formula(AND(NOT(ISBLANK([.S6]));ISBLANK([.R6])))" style:apply-style-name="cf1" style:base-cell-address="Data_Sheet.R6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10]));ISBLANK([.R10])))" style:apply-style-name="cf1" style:base-cell-address="Data_Sheet.R10"/>
      <style:map style:condition="of:is-true-formula(AND(NOT(ISBLANK([.S10]));ISBLANK([.R10])))" style:apply-style-name="cf1" style:base-cell-address="Data_Sheet.R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  <style:map style:condition="of:is-true-formula(AND(NOT(ISBLANK([.S5]));ISBLANK([.R5])))" style:apply-style-name="cf1" style:base-cell-address="Data_Sheet.R5"/>
      <style:map style:condition="of:is-true-formula(AND(NOT(ISBLANK([.S5]));ISBLANK([.R5])))" style:apply-style-name="cf1" style:base-cell-address="Data_Sheet.R5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1" style:base-cell-address="Data_Sheet.R9"/>
      <style:map style:condition="of:is-true-formula(AND(NOT(ISBLANK([.S9]));ISBLANK([.R9])))" style:apply-style-name="cf1" style:base-cell-address="Data_Sheet.R9"/>
      <style:map style:condition="of:is-true-formula(AND(NOT(ISBLANK([.S9]));ISBLANK([.R9])))" style:apply-style-name="cf1" style:base-cell-address="Data_Sheet.R9"/>
      <style:map style:condition="of:is-true-formula(AND(NOT(ISBLANK([.S9]));ISBLANK([.R9])))" style:apply-style-name="cf1" style:base-cell-address="Data_Sheet.R9"/>
      <style:map style:condition="of:is-true-formula(AND(NOT(ISBLANK([.S9]));ISBLANK([.R9])))" style:apply-style-name="cf1" style:base-cell-address="Data_Sheet.R9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9]));ISBLANK([.Q9])))" style:apply-style-name="cf1" style:base-cell-address="Data_Sheet.Q9"/>
      <style:map style:condition="of:is-true-formula(AND(NOT(ISBLANK([.P9]));ISBLANK([.Q9])))" style:apply-style-name="cf1" style:base-cell-address="Data_Sheet.Q9"/>
      <style:map style:condition="of:is-true-formula(AND(NOT(ISBLANK([.P9]));ISBLANK([.Q9])))" style:apply-style-name="cf1" style:base-cell-address="Data_Sheet.Q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12]));ISBLANK([.R12])))" style:apply-style-name="cf1" style:base-cell-address="Data_Sheet.R12"/>
      <style:map style:condition="of:is-true-formula(AND(NOT(ISBLANK([.S12]));ISBLANK([.R12])))" style:apply-style-name="cf1" style:base-cell-address="Data_Sheet.R12"/>
      <style:map style:condition="of:is-true-formula(AND(NOT(ISBLANK([.S12]));ISBLANK([.R12])))" style:apply-style-name="cf1" style:base-cell-address="Data_Sheet.R12"/>
      <style:map style:condition="of:is-true-formula(AND(NOT(ISBLANK([.S12]));ISBLANK([.R12])))" style:apply-style-name="cf1" style:base-cell-address="Data_Sheet.R12"/>
      <style:map style:condition="of:is-true-formula(AND(NOT(ISBLANK([.S12]));ISBLANK([.R12])))" style:apply-style-name="cf1" style:base-cell-address="Data_Sheet.R12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11]));ISBLANK([.R11])))" style:apply-style-name="cf1" style:base-cell-address="Data_Sheet.R11"/>
      <style:map style:condition="of:is-true-formula(AND(NOT(ISBLANK([.S11]));ISBLANK([.R11])))" style:apply-style-name="cf1" style:base-cell-address="Data_Sheet.R11"/>
      <style:map style:condition="of:is-true-formula(AND(NOT(ISBLANK([.S11]));ISBLANK([.R11])))" style:apply-style-name="cf1" style:base-cell-address="Data_Sheet.R11"/>
      <style:map style:condition="of:is-true-formula(AND(NOT(ISBLANK([.S11]));ISBLANK([.R11])))" style:apply-style-name="cf1" style:base-cell-address="Data_Sheet.R11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10]));ISBLANK([.S10])))" style:apply-style-name="cf1" style:base-cell-address="Data_Sheet.S10"/>
      <style:map style:condition="of:is-true-formula(AND(NOT(ISBLANK([.R10]));ISBLANK([.S10])))" style:apply-style-name="cf1" style:base-cell-address="Data_Sheet.S10"/>
      <style:map style:condition="of:is-true-formula(AND(NOT(ISBLANK([.R10]));ISBLANK([.S10])))" style:apply-style-name="cf1" style:base-cell-address="Data_Sheet.S10"/>
      <style:map style:condition="of:is-true-formula(AND(NOT(ISBLANK([.R10]));ISBLANK([.S10])))" style:apply-style-name="cf1" style:base-cell-address="Data_Sheet.S10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12]));ISBLANK([.S12])))" style:apply-style-name="cf1" style:base-cell-address="Data_Sheet.S12"/>
      <style:map style:condition="of:is-true-formula(AND(NOT(ISBLANK([.R12]));ISBLANK([.S12])))" style:apply-style-name="cf1" style:base-cell-address="Data_Sheet.S12"/>
      <style:map style:condition="of:is-true-formula(AND(NOT(ISBLANK([.R12]));ISBLANK([.S12])))" style:apply-style-name="cf1" style:base-cell-address="Data_Sheet.S12"/>
      <style:map style:condition="of:is-true-formula(AND(NOT(ISBLANK([.R12]));ISBLANK([.S12])))" style:apply-style-name="cf1" style:base-cell-address="Data_Sheet.S12"/>
      <style:map style:condition="of:is-true-formula(AND(NOT(ISBLANK([.R12]));ISBLANK([.S12])))" style:apply-style-name="cf1" style:base-cell-address="Data_Sheet.S12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10]));ISBLANK([.T10])))" style:apply-style-name="cf1" style:base-cell-address="Data_Sheet.T10"/>
      <style:map style:condition="of:is-true-formula(AND(NOT(ISBLANK([.U10]));ISBLANK([.T10])))" style:apply-style-name="cf1" style:base-cell-address="Data_Sheet.T10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11]));ISBLANK([.T11])))" style:apply-style-name="cf1" style:base-cell-address="Data_Sheet.T11"/>
      <style:map style:condition="of:is-true-formula(AND(NOT(ISBLANK([.U11]));ISBLANK([.T11])))" style:apply-style-name="cf1" style:base-cell-address="Data_Sheet.T11"/>
      <style:map style:condition="of:is-true-formula(AND(NOT(ISBLANK([.U11]));ISBLANK([.T11])))" style:apply-style-name="cf1" style:base-cell-address="Data_Sheet.T11"/>
      <style:map style:condition="of:is-true-formula(AND(NOT(ISBLANK([.U11]));ISBLANK([.T11])))" style:apply-style-name="cf1" style:base-cell-address="Data_Sheet.T11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12]));ISBLANK([.T12])))" style:apply-style-name="cf1" style:base-cell-address="Data_Sheet.T12"/>
      <style:map style:condition="of:is-true-formula(AND(NOT(ISBLANK([.U12]));ISBLANK([.T12])))" style:apply-style-name="cf1" style:base-cell-address="Data_Sheet.T12"/>
      <style:map style:condition="of:is-true-formula(AND(NOT(ISBLANK([.U12]));ISBLANK([.T12])))" style:apply-style-name="cf1" style:base-cell-address="Data_Sheet.T12"/>
      <style:map style:condition="of:is-true-formula(AND(NOT(ISBLANK([.U12]));ISBLANK([.T12])))" style:apply-style-name="cf1" style:base-cell-address="Data_Sheet.T12"/>
      <style:map style:condition="of:is-true-formula(AND(NOT(ISBLANK([.U12]));ISBLANK([.T12])))" style:apply-style-name="cf1" style:base-cell-address="Data_Sheet.T12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1" style:base-cell-address="Data_Sheet.T9"/>
      <style:map style:condition="of:is-true-formula(AND(NOT(ISBLANK([.U9]));ISBLANK([.T9])))" style:apply-style-name="cf1" style:base-cell-address="Data_Sheet.T9"/>
      <style:map style:condition="of:is-true-formula(AND(NOT(ISBLANK([.U9]));ISBLANK([.T9])))" style:apply-style-name="cf1" style:base-cell-address="Data_Sheet.T9"/>
      <style:map style:condition="of:is-true-formula(AND(NOT(ISBLANK([.U9]));ISBLANK([.T9])))" style:apply-style-name="cf1" style:base-cell-address="Data_Sheet.T9"/>
      <style:map style:condition="of:is-true-formula(AND(NOT(ISBLANK([.U9]));ISBLANK([.T9])))" style:apply-style-name="cf1" style:base-cell-address="Data_Sheet.T9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1" style:base-cell-address="Data_Sheet.S5"/>
      <style:map style:condition="of:is-true-formula(AND(NOT(ISBLANK([.R5]));ISBLANK([.S5])))" style:apply-style-name="cf1" style:base-cell-address="Data_Sheet.S5"/>
      <style:map style:condition="of:is-true-formula(AND(NOT(ISBLANK([.R5]));ISBLANK([.S5])))" style:apply-style-name="cf1" style:base-cell-address="Data_Sheet.S5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1" style:base-cell-address="Data_Sheet.U4"/>
      <style:map style:condition="of:is-true-formula(AND(NOT(ISBLANK([.T4]));ISBLANK([.U4])))" style:apply-style-name="cf1" style:base-cell-address="Data_Sheet.U4"/>
      <style:map style:condition="of:is-true-formula(AND(NOT(ISBLANK([.T4]));ISBLANK([.U4])))" style:apply-style-name="cf1" style:base-cell-address="Data_Sheet.U4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  <style:map style:condition="of:is-true-formula(AND(NOT(ISBLANK([.T5]));ISBLANK([.U5])))" style:apply-style-name="cf1" style:base-cell-address="Data_Sheet.U5"/>
      <style:map style:condition="of:is-true-formula(AND(NOT(ISBLANK([.T5]));ISBLANK([.U5])))" style:apply-style-name="cf1" style:base-cell-address="Data_Sheet.U5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10]));ISBLANK([.U10])))" style:apply-style-name="cf1" style:base-cell-address="Data_Sheet.U10"/>
      <style:map style:condition="of:is-true-formula(AND(NOT(ISBLANK([.T10]));ISBLANK([.U10])))" style:apply-style-name="cf1" style:base-cell-address="Data_Sheet.U10"/>
      <style:map style:condition="of:is-true-formula(AND(NOT(ISBLANK([.T10]));ISBLANK([.U10])))" style:apply-style-name="cf1" style:base-cell-address="Data_Sheet.U10"/>
      <style:map style:condition="of:is-true-formula(AND(NOT(ISBLANK([.T10]));ISBLANK([.U10])))" style:apply-style-name="cf1" style:base-cell-address="Data_Sheet.U10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1" style:base-cell-address="Data_Sheet.V6"/>
      <style:map style:condition="of:is-true-formula(AND(NOT(ISBLANK([.W6]));ISBLANK([.V6])))" style:apply-style-name="cf1" style:base-cell-address="Data_Sheet.V6"/>
      <style:map style:condition="of:is-true-formula(AND(NOT(ISBLANK([.W6]));ISBLANK([.V6])))" style:apply-style-name="cf1" style:base-cell-address="Data_Sheet.V6"/>
      <style:map style:condition="of:is-true-formula(AND(NOT(ISBLANK([.W6]));ISBLANK([.V6])))" style:apply-style-name="cf1" style:base-cell-address="Data_Sheet.V6"/>
      <style:map style:condition="of:is-true-formula(AND(NOT(ISBLANK([.W6]));ISBLANK([.V6])))" style:apply-style-name="cf1" style:base-cell-address="Data_Sheet.V6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1" style:base-cell-address="Data_Sheet.V5"/>
      <style:map style:condition="of:is-true-formula(AND(NOT(ISBLANK([.W5]));ISBLANK([.V5])))" style:apply-style-name="cf1" style:base-cell-address="Data_Sheet.V5"/>
      <style:map style:condition="of:is-true-formula(AND(NOT(ISBLANK([.W5]));ISBLANK([.V5])))" style:apply-style-name="cf1" style:base-cell-address="Data_Sheet.V5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  <style:map style:condition="of:is-true-formula(AND(NOT(ISBLANK([.W4]));ISBLANK([.V4])))" style:apply-style-name="cf1" style:base-cell-address="Data_Sheet.V4"/>
      <style:map style:condition="of:is-true-formula(AND(NOT(ISBLANK([.W4]));ISBLANK([.V4])))" style:apply-style-name="cf1" style:base-cell-address="Data_Sheet.V4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  <style:map style:condition="of:is-true-formula(AND(NOT(ISBLANK([.V4]));ISBLANK([.W4])))" style:apply-style-name="cf1" style:base-cell-address="Data_Sheet.W4"/>
      <style:map style:condition="of:is-true-formula(AND(NOT(ISBLANK([.V4]));ISBLANK([.W4])))" style:apply-style-name="cf1" style:base-cell-address="Data_Sheet.W4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1" style:base-cell-address="Data_Sheet.W5"/>
      <style:map style:condition="of:is-true-formula(AND(NOT(ISBLANK([.V5]));ISBLANK([.W5])))" style:apply-style-name="cf1" style:base-cell-address="Data_Sheet.W5"/>
      <style:map style:condition="of:is-true-formula(AND(NOT(ISBLANK([.V5]));ISBLANK([.W5])))" style:apply-style-name="cf1" style:base-cell-address="Data_Sheet.W5"/>
    </style:style>
    <style:style style:name="ce1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</style:style>
    <style:style style:name="ce2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</style:style>
    <style:style style:name="ce2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  <style:map style:condition="of:is-true-formula(AND(NOT(ISBLANK([.Y4]));ISBLANK([.X4])))" style:apply-style-name="cf1" style:base-cell-address="Data_Sheet.X4"/>
      <style:map style:condition="of:is-true-formula(AND(NOT(ISBLANK([.Y4]));ISBLANK([.X4])))" style:apply-style-name="cf1" style:base-cell-address="Data_Sheet.X4"/>
    </style:style>
    <style:style style:name="ce2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1" style:base-cell-address="Data_Sheet.X5"/>
      <style:map style:condition="of:is-true-formula(AND(NOT(ISBLANK([.Y5]));ISBLANK([.X5])))" style:apply-style-name="cf1" style:base-cell-address="Data_Sheet.X5"/>
      <style:map style:condition="of:is-true-formula(AND(NOT(ISBLANK([.Y5]));ISBLANK([.X5])))" style:apply-style-name="cf1" style:base-cell-address="Data_Sheet.X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1" style:base-cell-address="Data_Sheet.X6"/>
      <style:map style:condition="of:is-true-formula(AND(NOT(ISBLANK([.Y6]));ISBLANK([.X6])))" style:apply-style-name="cf1" style:base-cell-address="Data_Sheet.X6"/>
      <style:map style:condition="of:is-true-formula(AND(NOT(ISBLANK([.Y6]));ISBLANK([.X6])))" style:apply-style-name="cf1" style:base-cell-address="Data_Sheet.X6"/>
      <style:map style:condition="of:is-true-formula(AND(NOT(ISBLANK([.Y6]));ISBLANK([.X6])))" style:apply-style-name="cf1" style:base-cell-address="Data_Sheet.X6"/>
      <style:map style:condition="of:is-true-formula(AND(NOT(ISBLANK([.Y6]));ISBLANK([.X6])))" style:apply-style-name="cf1" style:base-cell-address="Data_Sheet.X6"/>
    </style:style>
    <style:style style:name="ce20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P5]));ISBLANK([.Q5])))" style:apply-style-name="cf1" style:base-cell-address="Data_Sheet.Q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Z4])))" style:apply-style-name="cf1" style:base-cell-address="Data_Sheet.Z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1" style:base-cell-address="Data_Sheet.AC6"/>
      <style:map style:condition="of:is-true-formula(AND(NOT(ISBLANK([.AB6]));ISBLANK([.AC6])))" style:apply-style-name="cf1" style:base-cell-address="Data_Sheet.AC6"/>
      <style:map style:condition="of:is-true-formula(AND(NOT(ISBLANK([.AB6]));ISBLANK([.AC6])))" style:apply-style-name="cf1" style:base-cell-address="Data_Sheet.AC6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1" style:base-cell-address="Data_Sheet.AA6"/>
      <style:map style:condition="of:is-true-formula(AND(NOT(ISBLANK([.Z6]));ISBLANK([.AA6])))" style:apply-style-name="cf1" style:base-cell-address="Data_Sheet.AA6"/>
      <style:map style:condition="of:is-true-formula(AND(NOT(ISBLANK([.Z6]));ISBLANK([.AA6])))" style:apply-style-name="cf1" style:base-cell-address="Data_Sheet.AA6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9]));ISBLANK([.AA9])))" style:apply-style-name="cf1" style:base-cell-address="Data_Sheet.AA9"/>
      <style:map style:condition="of:is-true-formula(AND(NOT(ISBLANK([.Z9]));ISBLANK([.AA9])))" style:apply-style-name="cf1" style:base-cell-address="Data_Sheet.AA9"/>
      <style:map style:condition="of:is-true-formula(AND(NOT(ISBLANK([.Z9]));ISBLANK([.AA9])))" style:apply-style-name="cf1" style:base-cell-address="Data_Sheet.AA9"/>
    </style:style>
    <style:style style:name="ce2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</style:style>
    <style:style style:name="ce2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</style:style>
    <style:style style:name="ce2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11]));ISBLANK([.V11])))" style:apply-style-name="cf1" style:base-cell-address="Data_Sheet.V11"/>
      <style:map style:condition="of:is-true-formula(AND(NOT(ISBLANK([.W11]));ISBLANK([.V11])))" style:apply-style-name="cf1" style:base-cell-address="Data_Sheet.V11"/>
      <style:map style:condition="of:is-true-formula(AND(NOT(ISBLANK([.W11]));ISBLANK([.V11])))" style:apply-style-name="cf1" style:base-cell-address="Data_Sheet.V11"/>
      <style:map style:condition="of:is-true-formula(AND(NOT(ISBLANK([.W11]));ISBLANK([.V11])))" style:apply-style-name="cf1" style:base-cell-address="Data_Sheet.V11"/>
    </style:style>
    <style:style style:name="ce2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12]));ISBLANK([.U12])))" style:apply-style-name="cf1" style:base-cell-address="Data_Sheet.U12"/>
      <style:map style:condition="of:is-true-formula(AND(NOT(ISBLANK([.T12]));ISBLANK([.U12])))" style:apply-style-name="cf1" style:base-cell-address="Data_Sheet.U12"/>
      <style:map style:condition="of:is-true-formula(AND(NOT(ISBLANK([.T12]));ISBLANK([.U12])))" style:apply-style-name="cf1" style:base-cell-address="Data_Sheet.U12"/>
      <style:map style:condition="of:is-true-formula(AND(NOT(ISBLANK([.T12]));ISBLANK([.U12])))" style:apply-style-name="cf1" style:base-cell-address="Data_Sheet.U12"/>
      <style:map style:condition="of:is-true-formula(AND(NOT(ISBLANK([.T12]));ISBLANK([.U12])))" style:apply-style-name="cf1" style:base-cell-address="Data_Sheet.U12"/>
    </style:style>
    <style:style style:name="ce2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12]));ISBLANK([.W12])))" style:apply-style-name="cf1" style:base-cell-address="Data_Sheet.W12"/>
      <style:map style:condition="of:is-true-formula(AND(NOT(ISBLANK([.V12]));ISBLANK([.W12])))" style:apply-style-name="cf1" style:base-cell-address="Data_Sheet.W12"/>
      <style:map style:condition="of:is-true-formula(AND(NOT(ISBLANK([.V12]));ISBLANK([.W12])))" style:apply-style-name="cf1" style:base-cell-address="Data_Sheet.W12"/>
      <style:map style:condition="of:is-true-formula(AND(NOT(ISBLANK([.V12]));ISBLANK([.W12])))" style:apply-style-name="cf1" style:base-cell-address="Data_Sheet.W12"/>
      <style:map style:condition="of:is-true-formula(AND(NOT(ISBLANK([.V12]));ISBLANK([.W12])))" style:apply-style-name="cf1" style:base-cell-address="Data_Sheet.W12"/>
    </style:style>
    <style:style style:name="ce2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12]));ISBLANK([.V12])))" style:apply-style-name="cf1" style:base-cell-address="Data_Sheet.V12"/>
      <style:map style:condition="of:is-true-formula(AND(NOT(ISBLANK([.W12]));ISBLANK([.V12])))" style:apply-style-name="cf1" style:base-cell-address="Data_Sheet.V12"/>
      <style:map style:condition="of:is-true-formula(AND(NOT(ISBLANK([.W12]));ISBLANK([.V12])))" style:apply-style-name="cf1" style:base-cell-address="Data_Sheet.V12"/>
      <style:map style:condition="of:is-true-formula(AND(NOT(ISBLANK([.W12]));ISBLANK([.V12])))" style:apply-style-name="cf1" style:base-cell-address="Data_Sheet.V12"/>
      <style:map style:condition="of:is-true-formula(AND(NOT(ISBLANK([.W12]));ISBLANK([.V12])))" style:apply-style-name="cf1" style:base-cell-address="Data_Sheet.V12"/>
    </style:style>
    <style:style style:name="ce2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</style:style>
    <style:style style:name="ce2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12]));ISBLANK([.Y12])))" style:apply-style-name="cf1" style:base-cell-address="Data_Sheet.Y12"/>
      <style:map style:condition="of:is-true-formula(AND(NOT(ISBLANK([.X12]));ISBLANK([.Y12])))" style:apply-style-name="cf1" style:base-cell-address="Data_Sheet.Y12"/>
      <style:map style:condition="of:is-true-formula(AND(NOT(ISBLANK([.X12]));ISBLANK([.Y12])))" style:apply-style-name="cf1" style:base-cell-address="Data_Sheet.Y12"/>
      <style:map style:condition="of:is-true-formula(AND(NOT(ISBLANK([.X12]));ISBLANK([.Y12])))" style:apply-style-name="cf1" style:base-cell-address="Data_Sheet.Y12"/>
      <style:map style:condition="of:is-true-formula(AND(NOT(ISBLANK([.X12]));ISBLANK([.Y12])))" style:apply-style-name="cf1" style:base-cell-address="Data_Sheet.Y12"/>
    </style:style>
    <style:style style:name="ce2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11]));ISBLANK([.X11])))" style:apply-style-name="cf1" style:base-cell-address="Data_Sheet.X11"/>
      <style:map style:condition="of:is-true-formula(AND(NOT(ISBLANK([.Y11]));ISBLANK([.X11])))" style:apply-style-name="cf1" style:base-cell-address="Data_Sheet.X11"/>
      <style:map style:condition="of:is-true-formula(AND(NOT(ISBLANK([.Y11]));ISBLANK([.X11])))" style:apply-style-name="cf1" style:base-cell-address="Data_Sheet.X11"/>
      <style:map style:condition="of:is-true-formula(AND(NOT(ISBLANK([.Y11]));ISBLANK([.X11])))" style:apply-style-name="cf1" style:base-cell-address="Data_Sheet.X11"/>
    </style:style>
    <style:style style:name="ce2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12]));ISBLANK([.X12])))" style:apply-style-name="cf1" style:base-cell-address="Data_Sheet.X12"/>
      <style:map style:condition="of:is-true-formula(AND(NOT(ISBLANK([.Y12]));ISBLANK([.X12])))" style:apply-style-name="cf1" style:base-cell-address="Data_Sheet.X12"/>
      <style:map style:condition="of:is-true-formula(AND(NOT(ISBLANK([.Y12]));ISBLANK([.X12])))" style:apply-style-name="cf1" style:base-cell-address="Data_Sheet.X12"/>
      <style:map style:condition="of:is-true-formula(AND(NOT(ISBLANK([.Y12]));ISBLANK([.X12])))" style:apply-style-name="cf1" style:base-cell-address="Data_Sheet.X12"/>
      <style:map style:condition="of:is-true-formula(AND(NOT(ISBLANK([.Y12]));ISBLANK([.X12])))" style:apply-style-name="cf1" style:base-cell-address="Data_Sheet.X12"/>
    </style:style>
    <style:style style:name="ce2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1" style:base-cell-address="Data_Sheet.Y4"/>
      <style:map style:condition="of:is-true-formula(AND(NOT(ISBLANK([.X4]));ISBLANK([.Y4])))" style:apply-style-name="cf1" style:base-cell-address="Data_Sheet.Y4"/>
      <style:map style:condition="of:is-true-formula(AND(NOT(ISBLANK([.X4]));ISBLANK([.Y4])))" style:apply-style-name="cf1" style:base-cell-address="Data_Sheet.Y4"/>
    </style:style>
    <style:style style:name="ce22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Z4])))" style:apply-style-name="cf1" style:base-cell-address="Data_Sheet.Z4"/>
      <style:map style:condition="of:is-true-formula(AND(NOT(ISBLANK([.AA4]));ISBLANK([.Z4])))" style:apply-style-name="cf1" style:base-cell-address="Data_Sheet.Z4"/>
    </style:style>
    <style:style style:name="ce22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C4]));ISBLANK([.AB4])))" style:apply-style-name="cf1" style:base-cell-address="Data_Sheet.AB4"/>
      <style:map style:condition="of:is-true-formula(AND(NOT(ISBLANK([.AC4]));ISBLANK([.AB4])))" style:apply-style-name="cf1" style:base-cell-address="Data_Sheet.AB4"/>
    </style:style>
    <style:style style:name="ce22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</style:style>
    <style:style style:name="ce2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1" style:base-cell-address="Data_Sheet.Y5"/>
      <style:map style:condition="of:is-true-formula(AND(NOT(ISBLANK([.X5]));ISBLANK([.Y5])))" style:apply-style-name="cf1" style:base-cell-address="Data_Sheet.Y5"/>
      <style:map style:condition="of:is-true-formula(AND(NOT(ISBLANK([.X5]));ISBLANK([.Y5])))" style:apply-style-name="cf1" style:base-cell-address="Data_Sheet.Y5"/>
    </style:style>
    <style:style style:name="ce22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</style:style>
    <style:style style:name="ce2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1" style:base-cell-address="Data_Sheet.V9"/>
      <style:map style:condition="of:is-true-formula(AND(NOT(ISBLANK([.W9]));ISBLANK([.V9])))" style:apply-style-name="cf1" style:base-cell-address="Data_Sheet.V9"/>
      <style:map style:condition="of:is-true-formula(AND(NOT(ISBLANK([.W9]));ISBLANK([.V9])))" style:apply-style-name="cf1" style:base-cell-address="Data_Sheet.V9"/>
      <style:map style:condition="of:is-true-formula(AND(NOT(ISBLANK([.W9]));ISBLANK([.V9])))" style:apply-style-name="cf1" style:base-cell-address="Data_Sheet.V9"/>
      <style:map style:condition="of:is-true-formula(AND(NOT(ISBLANK([.W9]));ISBLANK([.V9])))" style:apply-style-name="cf1" style:base-cell-address="Data_Sheet.V9"/>
    </style:style>
    <style:style style:name="ce2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</style:style>
    <style:style style:name="ce2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10]));ISBLANK([.V10])))" style:apply-style-name="cf1" style:base-cell-address="Data_Sheet.V10"/>
      <style:map style:condition="of:is-true-formula(AND(NOT(ISBLANK([.W10]));ISBLANK([.V10])))" style:apply-style-name="cf1" style:base-cell-address="Data_Sheet.V10"/>
    </style:style>
    <style:style style:name="ce2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10]));ISBLANK([.Y10])))" style:apply-style-name="cf1" style:base-cell-address="Data_Sheet.Y10"/>
      <style:map style:condition="of:is-true-formula(AND(NOT(ISBLANK([.X10]));ISBLANK([.Y10])))" style:apply-style-name="cf1" style:base-cell-address="Data_Sheet.Y10"/>
      <style:map style:condition="of:is-true-formula(AND(NOT(ISBLANK([.X10]));ISBLANK([.Y10])))" style:apply-style-name="cf1" style:base-cell-address="Data_Sheet.Y10"/>
      <style:map style:condition="of:is-true-formula(AND(NOT(ISBLANK([.X10]));ISBLANK([.Y10])))" style:apply-style-name="cf1" style:base-cell-address="Data_Sheet.Y10"/>
    </style:style>
    <style:style style:name="ce2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10]));ISBLANK([.W10])))" style:apply-style-name="cf1" style:base-cell-address="Data_Sheet.W10"/>
      <style:map style:condition="of:is-true-formula(AND(NOT(ISBLANK([.V10]));ISBLANK([.W10])))" style:apply-style-name="cf1" style:base-cell-address="Data_Sheet.W10"/>
      <style:map style:condition="of:is-true-formula(AND(NOT(ISBLANK([.V10]));ISBLANK([.W10])))" style:apply-style-name="cf1" style:base-cell-address="Data_Sheet.W10"/>
      <style:map style:condition="of:is-true-formula(AND(NOT(ISBLANK([.V10]));ISBLANK([.W10])))" style:apply-style-name="cf1" style:base-cell-address="Data_Sheet.W10"/>
    </style:style>
    <style:style style:name="ce2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</style:style>
    <style:style style:name="ce2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10]));ISBLANK([.X10])))" style:apply-style-name="cf1" style:base-cell-address="Data_Sheet.X10"/>
      <style:map style:condition="of:is-true-formula(AND(NOT(ISBLANK([.Y10]));ISBLANK([.X10])))" style:apply-style-name="cf1" style:base-cell-address="Data_Sheet.X10"/>
    </style:style>
    <style:style style:name="ce2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1" style:base-cell-address="Data_Sheet.X9"/>
      <style:map style:condition="of:is-true-formula(AND(NOT(ISBLANK([.Y9]));ISBLANK([.X9])))" style:apply-style-name="cf1" style:base-cell-address="Data_Sheet.X9"/>
      <style:map style:condition="of:is-true-formula(AND(NOT(ISBLANK([.Y9]));ISBLANK([.X9])))" style:apply-style-name="cf1" style:base-cell-address="Data_Sheet.X9"/>
      <style:map style:condition="of:is-true-formula(AND(NOT(ISBLANK([.Y9]));ISBLANK([.X9])))" style:apply-style-name="cf1" style:base-cell-address="Data_Sheet.X9"/>
      <style:map style:condition="of:is-true-formula(AND(NOT(ISBLANK([.Y9]));ISBLANK([.X9])))" style:apply-style-name="cf1" style:base-cell-address="Data_Sheet.X9"/>
    </style:style>
    <style:style style:name="ce23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9]));ISBLANK([.AC9])))" style:apply-style-name="cf1" style:base-cell-address="Data_Sheet.AC9"/>
      <style:map style:condition="of:is-true-formula(AND(NOT(ISBLANK([.AB9]));ISBLANK([.AC9])))" style:apply-style-name="cf1" style:base-cell-address="Data_Sheet.AC9"/>
      <style:map style:condition="of:is-true-formula(AND(NOT(ISBLANK([.AB9]));ISBLANK([.AC9])))" style:apply-style-name="cf1" style:base-cell-address="Data_Sheet.AC9"/>
    </style:style>
    <style:style style:name="ce23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10]));ISBLANK([.AC10])))" style:apply-style-name="cf1" style:base-cell-address="Data_Sheet.AC10"/>
      <style:map style:condition="of:is-true-formula(AND(NOT(ISBLANK([.AB10]));ISBLANK([.AC10])))" style:apply-style-name="cf1" style:base-cell-address="Data_Sheet.AC10"/>
      <style:map style:condition="of:is-true-formula(AND(NOT(ISBLANK([.AB10]));ISBLANK([.AC10])))" style:apply-style-name="cf1" style:base-cell-address="Data_Sheet.AC10"/>
    </style:style>
    <style:style style:name="ce23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10]));ISBLANK([.AA10])))" style:apply-style-name="cf1" style:base-cell-address="Data_Sheet.AA10"/>
      <style:map style:condition="of:is-true-formula(AND(NOT(ISBLANK([.Z10]));ISBLANK([.AA10])))" style:apply-style-name="cf1" style:base-cell-address="Data_Sheet.AA10"/>
      <style:map style:condition="of:is-true-formula(AND(NOT(ISBLANK([.Z10]));ISBLANK([.AA10])))" style:apply-style-name="cf1" style:base-cell-address="Data_Sheet.AA10"/>
    </style:style>
    <style:style style:name="ce24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11]));ISBLANK([.AA11])))" style:apply-style-name="cf1" style:base-cell-address="Data_Sheet.AA11"/>
      <style:map style:condition="of:is-true-formula(AND(NOT(ISBLANK([.Z11]));ISBLANK([.AA11])))" style:apply-style-name="cf1" style:base-cell-address="Data_Sheet.AA11"/>
      <style:map style:condition="of:is-true-formula(AND(NOT(ISBLANK([.Z11]));ISBLANK([.AA11])))" style:apply-style-name="cf1" style:base-cell-address="Data_Sheet.AA11"/>
    </style:style>
    <style:style style:name="ce24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11]));ISBLANK([.AC11])))" style:apply-style-name="cf1" style:base-cell-address="Data_Sheet.AC11"/>
      <style:map style:condition="of:is-true-formula(AND(NOT(ISBLANK([.AB11]));ISBLANK([.AC11])))" style:apply-style-name="cf1" style:base-cell-address="Data_Sheet.AC11"/>
      <style:map style:condition="of:is-true-formula(AND(NOT(ISBLANK([.AB11]));ISBLANK([.AC11])))" style:apply-style-name="cf1" style:base-cell-address="Data_Sheet.AC11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 table:condition="of: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text:s/></text:p>
          </table:table-cell>
          <table:table-cell office:value-type="string" table:style-name="ce24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5673" table:style-name="ce47">
            <text:p>5,673</text:p>
          </table:table-cell>
          <table:table-cell office:value-type="float" office:value="5197.0200000000004" table:style-name="ce51">
            <text:p>5,197</text:p>
          </table:table-cell>
          <table:table-cell office:value-type="float" office:value="10060" table:style-name="ce90">
            <text:p>10,060</text:p>
          </table:table-cell>
          <table:table-cell office:value-type="float" office:value="9560.7000000000007" table:style-name="ce93">
            <text:p>9,561</text:p>
          </table:table-cell>
          <table:table-cell office:value-type="float" office:value="5648" table:style-name="ce107">
            <text:p>5,648</text:p>
          </table:table-cell>
          <table:table-cell office:value-type="float" office:value="5445.69" table:style-name="ce110">
            <text:p>5,446</text:p>
          </table:table-cell>
          <table:table-cell office:value-type="float" office:value="1681" table:style-name="ce66">
            <text:p>1,681</text:p>
          </table:table-cell>
          <table:table-cell office:value-type="float" office:value="1637.14" table:style-name="ce69">
            <text:p>1,637</text:p>
          </table:table-cell>
          <table:table-cell office:value-type="float" office:value="196" table:style-name="ce71">
            <text:p>196</text:p>
          </table:table-cell>
          <table:table-cell office:value-type="float" office:value="194.86" table:style-name="ce74">
            <text:p>195</text:p>
          </table:table-cell>
          <table:table-cell office:value-type="float" office:value="1" table:style-name="ce139">
            <text:p>1</text:p>
          </table:table-cell>
          <table:table-cell office:value-type="float" office:value="1" table:style-name="ce141">
            <text:p>1</text:p>
          </table:table-cell>
          <table:table-cell office:value-type="float" office:value="23259" table:content-validation-name="val3" table:style-name="ce150">
            <text:p>23,259</text:p>
          </table:table-cell>
          <table:table-cell office:value-type="float" office:value="22036.41" table:content-validation-name="val3" table:style-name="ce148">
            <text:p>22,036</text:p>
          </table:table-cell>
          <table:table-cell office:value-type="float" office:value="2257" table:style-name="ce144">
            <text:p>2,257</text:p>
          </table:table-cell>
          <table:table-cell office:value-type="float" office:value="2170.0700000000002" table:style-name="ce147">
            <text:p>2,17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0" table:style-name="ce201">
            <text:p>0</text:p>
          </table:table-cell>
          <table:table-cell office:value-type="float" office:value="0" table:style-name="ce223">
            <text:p>0</text:p>
          </table:table-cell>
          <table:table-cell office:value-type="float" office:value="2257" table:style-name="ce224">
            <text:p>2,257</text:p>
          </table:table-cell>
          <table:table-cell office:value-type="float" office:value="2170.0700000000002" table:style-name="ce228">
            <text:p>2,170</text:p>
          </table:table-cell>
          <table:table-cell office:value-type="float" office:value="25516" table:content-validation-name="val3" table:style-name="ce225">
            <text:p>25,516</text:p>
          </table:table-cell>
          <table:table-cell office:value-type="float" office:value="24206.48" table:content-validation-name="val3" table:style-name="ce226">
            <text:p>24,206</text:p>
          </table:table-cell>
          <table:table-cell office:value-type="currency" office:value="52333000" table:content-validation-name="val2" table:style-name="ce9">
            <text:p>£52,333,000.00</text:p>
          </table:table-cell>
          <table:table-cell office:value-type="currency" office:value="9710000" table:content-validation-name="val2" table:style-name="ce9">
            <text:p>£9,710,000.00</text:p>
          </table:table-cell>
          <table:table-cell office:value-type="currency" office:value="108000" table:content-validation-name="val2" table:style-name="ce9">
            <text:p>£108,000.00</text:p>
          </table:table-cell>
          <table:table-cell office:value-type="currency" office:value="715000" table:content-validation-name="val2" table:style-name="ce9">
            <text:p>£715,000.00</text:p>
          </table:table-cell>
          <table:table-cell office:value-type="currency" office:value="11722000" table:content-validation-name="val2" table:style-name="ce9">
            <text:p>£11,722,000.00</text:p>
          </table:table-cell>
          <table:table-cell office:value-type="currency" office:value="4955000" table:content-validation-name="val2" table:style-name="ce9">
            <text:p>£4,955,000.00</text:p>
          </table:table-cell>
          <table:table-cell office:value-type="currency" office:value="79543000" table:style-name="ce10">
            <text:p>£79,543,000.00</text:p>
          </table:table-cell>
          <table:table-cell office:value-type="currency" office:value="3264000" table:content-validation-name="val2" table:style-name="ce11">
            <text:p>£3,264,000.00</text:p>
          </table:table-cell>
          <table:table-cell office:value-type="currency" office:value="149000" table:content-validation-name="val2" table:style-name="ce11">
            <text:p>£149,000.00</text:p>
          </table:table-cell>
          <table:table-cell office:value-type="currency" office:value="3413000" table:style-name="ce10">
            <text:p>£3,413,000.00</text:p>
          </table:table-cell>
          <table:table-cell office:value-type="currency" office:value="82956000" table:style-name="ce12">
            <text:p>£82,956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4">
            <text:p>Executive Agency</text:p>
          </table:table-cell>
          <table:table-cell office:value-type="string" table:style-name="ce26">
            <text:p>Home Office</text:p>
          </table:table-cell>
          <table:table-cell office:value-type="float" office:value="2148" table:style-name="ce48">
            <text:p>2,148</text:p>
          </table:table-cell>
          <table:table-cell office:value-type="float" office:value="1863" table:style-name="ce49">
            <text:p>1,863</text:p>
          </table:table-cell>
          <table:table-cell office:value-type="float" office:value="849" table:style-name="ce88">
            <text:p>849</text:p>
          </table:table-cell>
          <table:table-cell office:value-type="float" office:value="761.48" table:style-name="ce91">
            <text:p>761</text:p>
          </table:table-cell>
          <table:table-cell office:value-type="float" office:value="489" table:style-name="ce106">
            <text:p>489</text:p>
          </table:table-cell>
          <table:table-cell office:value-type="float" office:value="478.31" table:style-name="ce109">
            <text:p>478</text:p>
          </table:table-cell>
          <table:table-cell office:value-type="float" office:value="114" table:style-name="ce65">
            <text:p>114</text:p>
          </table:table-cell>
          <table:table-cell office:value-type="float" office:value="112.72" table:style-name="ce67">
            <text:p>113</text:p>
          </table:table-cell>
          <table:table-cell office:value-type="float" office:value="9" table:style-name="ce70">
            <text:p>9</text:p>
          </table:table-cell>
          <table:table-cell office:value-type="float" office:value="9" table:style-name="ce73">
            <text:p>9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3609" table:content-validation-name="val3" table:style-name="ce153">
            <text:p>3,609</text:p>
          </table:table-cell>
          <table:table-cell office:value-type="float" office:value="3224.5099999999998" table:content-validation-name="val3" table:style-name="ce145">
            <text:p>3,225</text:p>
          </table:table-cell>
          <table:table-cell office:value-type="float" office:value="6" table:style-name="ce158">
            <text:p>6</text:p>
          </table:table-cell>
          <table:table-cell office:value-type="float" office:value="6" table:style-name="ce172">
            <text:p>6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202">
            <text:p>0</text:p>
          </table:table-cell>
          <table:table-cell office:value-type="float" office:value="0" table:style-name="ce227">
            <text:p>0</text:p>
          </table:table-cell>
          <table:table-cell office:value-type="float" office:value="6" table:style-name="ce153">
            <text:p>6</text:p>
          </table:table-cell>
          <table:table-cell office:value-type="float" office:value="6" table:style-name="ce145">
            <text:p>6</text:p>
          </table:table-cell>
          <table:table-cell office:value-type="float" office:value="3615" table:content-validation-name="val3" table:style-name="ce205">
            <text:p>3,615</text:p>
          </table:table-cell>
          <table:table-cell office:value-type="float" office:value="3230.5099999999998" table:content-validation-name="val3" table:style-name="ce204">
            <text:p>3,231</text:p>
          </table:table-cell>
          <table:table-cell office:value-type="currency" office:value="6117000" table:content-validation-name="val2" table:style-name="ce9">
            <text:p>£6,117,000.00</text:p>
          </table:table-cell>
          <table:table-cell office:value-type="currency" office:value="373000" table:content-validation-name="val2" table:style-name="ce9">
            <text:p>£373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28000" table:content-validation-name="val2" table:style-name="ce9">
            <text:p>£228,000.00</text:p>
          </table:table-cell>
          <table:table-cell office:value-type="currency" office:value="1103000" table:content-validation-name="val2" table:style-name="ce9">
            <text:p>£1,103,000.00</text:p>
          </table:table-cell>
          <table:table-cell office:value-type="currency" office:value="464000" table:content-validation-name="val2" table:style-name="ce9">
            <text:p>£464,000.00</text:p>
          </table:table-cell>
          <table:table-cell office:value-type="currency" office:value="8285000" table:style-name="ce10">
            <text:p>£8,285,000.00</text:p>
          </table:table-cell>
          <table:table-cell office:value-type="currency" office:value="75000" table:content-validation-name="val2" table:style-name="ce11">
            <text:p>£75,000.00</text:p>
          </table:table-cell>
          <table:table-cell office:value-type="currency" office:value="64000" table:content-validation-name="val2" table:style-name="ce11">
            <text:p>£64,000.00</text:p>
          </table:table-cell>
          <table:table-cell office:value-type="currency" office:value="139000" table:style-name="ce10">
            <text:p>£139,000.00</text:p>
          </table:table-cell>
          <table:table-cell office:value-type="currency" office:value="8424000" table:style-name="ce12">
            <text:p>£8,42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text:s/></text:p>
          </table:table-cell>
          <table:table-cell office:value-type="string" table:style-name="ce25">
            <text:p>Executive Agency</text:p>
          </table:table-cell>
          <table:table-cell office:value-type="string" table:style-name="ce27">
            <text:p>Home Office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5" table:style-name="ce89">
            <text:p>5</text:p>
          </table:table-cell>
          <table:table-cell office:value-type="float" office:value="5" table:style-name="ce92">
            <text:p>5</text:p>
          </table:table-cell>
          <table:table-cell office:value-type="float" office:value="18" table:style-name="ce108">
            <text:p>18</text:p>
          </table:table-cell>
          <table:table-cell office:value-type="float" office:value="18" table:style-name="ce111">
            <text:p>18</text:p>
          </table:table-cell>
          <table:table-cell office:value-type="float" office:value="16" table:style-name="ce64">
            <text:p>16</text:p>
          </table:table-cell>
          <table:table-cell office:value-type="float" office:value="15.6" table:style-name="ce68">
            <text:p>16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5">
            <text:p>3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42" table:content-validation-name="val3" table:style-name="ce153">
            <text:p>42</text:p>
          </table:table-cell>
          <table:table-cell office:value-type="float" office:value="41.6" table:content-validation-name="val3" table:style-name="ce146">
            <text:p>42</text:p>
          </table:table-cell>
          <table:table-cell office:value-type="float" office:value="2" table:style-name="ce156">
            <text:p>2</text:p>
          </table:table-cell>
          <table:table-cell office:value-type="float" office:value="1" table:style-name="ce174">
            <text:p>1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2" table:style-name="ce153">
            <text:p>2</text:p>
          </table:table-cell>
          <table:table-cell office:value-type="float" office:value="1" table:style-name="ce209">
            <text:p>1</text:p>
          </table:table-cell>
          <table:table-cell office:value-type="float" office:value="44" table:content-validation-name="val3" table:style-name="ce205">
            <text:p>44</text:p>
          </table:table-cell>
          <table:table-cell office:value-type="float" office:value="42.6" table:content-validation-name="val3" table:style-name="ce206">
            <text:p>43</text:p>
          </table:table-cell>
          <table:table-cell office:value-type="currency" office:value="170000" table:content-validation-name="val2" table:style-name="ce9">
            <text:p>£170,000.00</text:p>
          </table:table-cell>
          <table:table-cell office:value-type="currency" office:value="2000" table:content-validation-name="val2" table:style-name="ce9">
            <text:p>£2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7000" table:content-validation-name="val2" table:style-name="ce9">
            <text:p>£37,000.00</text:p>
          </table:table-cell>
          <table:table-cell office:value-type="currency" office:value="17000" table:content-validation-name="val2" table:style-name="ce9">
            <text:p>£17,000.00</text:p>
          </table:table-cell>
          <table:table-cell office:value-type="currency" office:value="226000" table:style-name="ce10">
            <text:p>£226,000.00</text:p>
          </table:table-cell>
          <table:table-cell office:value-type="currency" office:value="8000" table:content-validation-name="val2" table:style-name="ce11">
            <text:p>£8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000" table:style-name="ce10">
            <text:p>£8,000.00</text:p>
          </table:table-cell>
          <table:table-cell office:value-type="currency" office:value="234000" table:style-name="ce12">
            <text:p>£23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89" table:style-name="ce42">
            <text:p>289</text:p>
          </table:table-cell>
          <table:table-cell office:value-type="float" office:value="259.89" table:style-name="ce46">
            <text:p>260</text:p>
          </table:table-cell>
          <table:table-cell office:value-type="float" office:value="190" table:style-name="ce96">
            <text:p>190</text:p>
          </table:table-cell>
          <table:table-cell office:value-type="float" office:value="178.23" table:style-name="ce99">
            <text:p>178</text:p>
          </table:table-cell>
          <table:table-cell office:value-type="float" office:value="252" table:style-name="ce113">
            <text:p>252</text:p>
          </table:table-cell>
          <table:table-cell office:value-type="float" office:value="242.12" table:style-name="ce116">
            <text:p>242</text:p>
          </table:table-cell>
          <table:table-cell office:value-type="float" office:value="33" table:style-name="ce60">
            <text:p>33</text:p>
          </table:table-cell>
          <table:table-cell office:value-type="float" office:value="31.2" table:style-name="ce63">
            <text:p>31</text:p>
          </table:table-cell>
          <table:table-cell office:value-type="float" office:value="4" table:style-name="ce77">
            <text:p>4</text:p>
          </table:table-cell>
          <table:table-cell office:value-type="float" office:value="4" table:style-name="ce80">
            <text:p>4</text:p>
          </table:table-cell>
          <table:table-cell office:value-type="float" office:value="8" table:style-name="ce124">
            <text:p>8</text:p>
          </table:table-cell>
          <table:table-cell office:value-type="float" office:value="8" table:style-name="ce128">
            <text:p>8</text:p>
          </table:table-cell>
          <table:table-cell office:value-type="float" office:value="776" table:content-validation-name="val3" table:style-name="ce153">
            <text:p>776</text:p>
          </table:table-cell>
          <table:table-cell office:value-type="float" office:value="723.44" table:content-validation-name="val3" table:style-name="ce154">
            <text:p>723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16" table:style-name="ce180">
            <text:p>16</text:p>
          </table:table-cell>
          <table:table-cell office:value-type="float" office:value="16" table:style-name="ce179">
            <text:p>16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16" table:style-name="ce153">
            <text:p>16</text:p>
          </table:table-cell>
          <table:table-cell office:value-type="float" office:value="16" table:style-name="ce210">
            <text:p>16</text:p>
          </table:table-cell>
          <table:table-cell office:value-type="float" office:value="792" table:content-validation-name="val3" table:style-name="ce205">
            <text:p>792</text:p>
          </table:table-cell>
          <table:table-cell office:value-type="float" office:value="739.44" table:content-validation-name="val3" table:style-name="ce207">
            <text:p>739</text:p>
          </table:table-cell>
          <table:table-cell office:value-type="currency" office:value="1463363.45" table:content-validation-name="val1" table:style-name="ce9">
            <text:p>£1,463,363.45</text:p>
          </table:table-cell>
          <table:table-cell office:value-type="currency" office:value="5379.68" table:content-validation-name="val1" table:style-name="ce9">
            <text:p>£5,379.68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4216.79" table:content-validation-name="val1" table:style-name="ce9">
            <text:p>£4,216.79</text:p>
          </table:table-cell>
          <table:table-cell office:value-type="currency" office:value="269341.28999999998" table:content-validation-name="val1" table:style-name="ce9">
            <text:p>£269,341.29</text:p>
          </table:table-cell>
          <table:table-cell office:value-type="currency" office:value="101563.46" table:content-validation-name="val1" table:style-name="ce9">
            <text:p>£101,563.46</text:p>
          </table:table-cell>
          <table:table-cell office:value-type="currency" office:value="1843864.67" table:style-name="ce10">
            <text:p>£1,843,864.67</text:p>
          </table:table-cell>
          <table:table-cell office:value-type="currency" office:value="265134.27" table:content-validation-name="val1" table:style-name="ce11">
            <text:p>£265,134.27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65134.27" table:style-name="ce10">
            <text:p>£265,134.27</text:p>
          </table:table-cell>
          <table:table-cell office:value-type="currency" office:value="2108998.94" table:style-name="ce12">
            <text:p>£2,108,998.9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29" table:style-name="ce43">
            <text:p>29</text:p>
          </table:table-cell>
          <table:table-cell office:value-type="float" office:value="27.28" table:style-name="ce45">
            <text:p>27</text:p>
          </table:table-cell>
          <table:table-cell office:value-type="float" office:value="45" table:style-name="ce95">
            <text:p>45</text:p>
          </table:table-cell>
          <table:table-cell office:value-type="float" office:value="44.61" table:style-name="ce97">
            <text:p>45</text:p>
          </table:table-cell>
          <table:table-cell office:value-type="float" office:value="356" table:style-name="ce112">
            <text:p>356</text:p>
          </table:table-cell>
          <table:table-cell office:value-type="float" office:value="348.97" table:style-name="ce115">
            <text:p>349</text:p>
          </table:table-cell>
          <table:table-cell office:value-type="float" office:value="32" table:style-name="ce59">
            <text:p>32</text:p>
          </table:table-cell>
          <table:table-cell office:value-type="float" office:value="31.91" table:style-name="ce61">
            <text:p>32</text:p>
          </table:table-cell>
          <table:table-cell office:value-type="float" office:value="7" table:style-name="ce76">
            <text:p>7</text:p>
          </table:table-cell>
          <table:table-cell office:value-type="float" office:value="7" table:style-name="ce79">
            <text:p>7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469" table:content-validation-name="val3" table:style-name="ce153">
            <text:p>469</text:p>
          </table:table-cell>
          <table:table-cell office:value-type="float" office:value="459.77000000000004" table:content-validation-name="val3" table:style-name="ce161">
            <text:p>460</text:p>
          </table:table-cell>
          <table:table-cell office:value-type="float" office:value="8" table:style-name="ce159">
            <text:p>8</text:p>
          </table:table-cell>
          <table:table-cell office:value-type="float" office:value="8" table:style-name="ce175">
            <text:p>8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3" table:style-name="ce183">
            <text:p>3</text:p>
          </table:table-cell>
          <table:table-cell office:value-type="float" office:value="2.2000000000000002" table:style-name="ce184">
            <text:p>2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11" table:style-name="ce153">
            <text:p>11</text:p>
          </table:table-cell>
          <table:table-cell office:value-type="float" office:value="10.199999999999999" table:style-name="ce211">
            <text:p>10</text:p>
          </table:table-cell>
          <table:table-cell office:value-type="float" office:value="480" table:content-validation-name="val3" table:style-name="ce205">
            <text:p>480</text:p>
          </table:table-cell>
          <table:table-cell office:value-type="float" office:value="469.97" table:content-validation-name="val3" table:style-name="ce208">
            <text:p>470</text:p>
          </table:table-cell>
          <table:table-cell office:value-type="currency" office:value="1190594.3" table:content-validation-name="val2" table:style-name="ce9">
            <text:p>£1,190,594.30</text:p>
          </table:table-cell>
          <table:table-cell office:value-type="currency" office:value="72398.123300000007" table:content-validation-name="val2" table:style-name="ce9">
            <text:p>£72,398.1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6531.400000000001" table:content-validation-name="val2" table:style-name="ce9">
            <text:p>£16,531.40</text:p>
          </table:table-cell>
          <table:table-cell office:value-type="currency" office:value="236141.32999999996" table:content-validation-name="val2" table:style-name="ce9">
            <text:p>£236,141.33</text:p>
          </table:table-cell>
          <table:table-cell office:value-type="currency" office:value="106959.60000000002" table:content-validation-name="val2" table:style-name="ce9">
            <text:p>£106,959.60</text:p>
          </table:table-cell>
          <table:table-cell office:value-type="currency" office:value="1622624.7533" table:style-name="ce10">
            <text:p>£1,622,624.75</text:p>
          </table:table-cell>
          <table:table-cell office:value-type="currency" office:value="59773.259999999995" table:content-validation-name="val2" table:style-name="ce11">
            <text:p>£59,773.26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59773.259999999995" table:style-name="ce10">
            <text:p>£59,773.26</text:p>
          </table:table-cell>
          <table:table-cell office:value-type="currency" office:value="1682398.0133" table:style-name="ce12">
            <text:p>£1,682,398.0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Policing Improvement Agenc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2" table:style-name="ce114">
            <text:p>2</text:p>
          </table:table-cell>
          <table:table-cell office:value-type="float" office:value="1.73" table:style-name="ce117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1.8" table:style-name="ce62">
            <text:p>2</text:p>
          </table:table-cell>
          <table:table-cell office:value-type="float" office:value="1" table:style-name="ce78">
            <text:p>1</text:p>
          </table:table-cell>
          <table:table-cell office:value-type="float" office:value="1" table:style-name="ce81">
            <text:p>1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5" table:content-validation-name="val3" table:style-name="ce153">
            <text:p>5</text:p>
          </table:table-cell>
          <table:table-cell office:value-type="float" office:value="4.53" table:content-validation-name="val3" table:style-name="ce162">
            <text:p>5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229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6">
            <text:p>0</text:p>
          </table:table-cell>
          <table:table-cell office:value-type="float" office:value="0" table:style-name="ce234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212">
            <text:p>0</text:p>
          </table:table-cell>
          <table:table-cell office:value-type="float" office:value="5" table:content-validation-name="val3" table:style-name="ce205">
            <text:p>5</text:p>
          </table:table-cell>
          <table:table-cell office:value-type="float" office:value="4.53" table:content-validation-name="val3" table:style-name="ce237">
            <text:p>5</text:p>
          </table:table-cell>
          <table:table-cell office:value-type="currency" office:value="23994.78" table:content-validation-name="val2" table:style-name="ce9">
            <text:p>£23,994.78</text:p>
          </table:table-cell>
          <table:table-cell office:value-type="currency" office:value="2591" table:content-validation-name="val2" table:style-name="ce9">
            <text:p>£2,591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5291.92" table:content-validation-name="val2" table:style-name="ce9">
            <text:p>£5,291.92</text:p>
          </table:table-cell>
          <table:table-cell office:value-type="currency" office:value="2571.5100000000002" table:content-validation-name="val2" table:style-name="ce9">
            <text:p>£2,571.51</text:p>
          </table:table-cell>
          <table:table-cell office:value-type="currency" office:value="34449.21" table:style-name="ce10">
            <text:p>£34,449.21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34449.21" table:style-name="ce12">
            <text:p>£34,449.2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13" table:style-name="ce36">
            <text:p>13</text:p>
          </table:table-cell>
          <table:table-cell office:value-type="float" office:value="11.5" table:style-name="ce40">
            <text:p>12</text:p>
          </table:table-cell>
          <table:table-cell office:value-type="float" office:value="8" table:style-name="ce101">
            <text:p>8</text:p>
          </table:table-cell>
          <table:table-cell office:value-type="float" office:value="8" table:style-name="ce105">
            <text:p>8</text:p>
          </table:table-cell>
          <table:table-cell office:value-type="float" office:value="37" table:style-name="ce119">
            <text:p>37</text:p>
          </table:table-cell>
          <table:table-cell office:value-type="float" office:value="36.5" table:style-name="ce123">
            <text:p>37</text:p>
          </table:table-cell>
          <table:table-cell office:value-type="float" office:value="2" table:style-name="ce53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83">
            <text:p>1</text:p>
          </table:table-cell>
          <table:table-cell office:value-type="float" office:value="0.6" table:style-name="ce87">
            <text:p>1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61" table:content-validation-name="val3" table:style-name="ce153">
            <text:p>61</text:p>
          </table:table-cell>
          <table:table-cell office:value-type="float" office:value="58.4" table:content-validation-name="val3" table:style-name="ce136">
            <text:p>58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93">
            <text:p>0</text:p>
          </table:table-cell>
          <table:table-cell office:value-type="float" office:value="0" table:style-name="ce231">
            <text:p>0</text:p>
          </table:table-cell>
          <table:table-cell office:value-type="float" office:value="0" table:style-name="ce233">
            <text:p>0</text:p>
          </table:table-cell>
          <table:table-cell office:value-type="float" office:value="0" table:style-name="ce235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239">
            <text:p>0</text:p>
          </table:table-cell>
          <table:table-cell office:value-type="float" office:value="61" table:content-validation-name="val3" table:style-name="ce205">
            <text:p>61</text:p>
          </table:table-cell>
          <table:table-cell office:value-type="float" office:value="58.4" table:content-validation-name="val3" table:style-name="ce238">
            <text:p>58</text:p>
          </table:table-cell>
          <table:table-cell office:value-type="currency" office:value="165059" table:content-validation-name="val2" table:style-name="ce9">
            <text:p>£165,059.00</text:p>
          </table:table-cell>
          <table:table-cell office:value-type="currency" office:value="35" table:content-validation-name="val2" table:style-name="ce9">
            <text:p>£3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628" table:content-validation-name="val2" table:style-name="ce9">
            <text:p>£29,628.00</text:p>
          </table:table-cell>
          <table:table-cell office:value-type="currency" office:value="13407" table:content-validation-name="val2" table:style-name="ce9">
            <text:p>£13,407.00</text:p>
          </table:table-cell>
          <table:table-cell office:value-type="currency" office:value="208129" table:style-name="ce10">
            <text:p>£208,129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8129" table:style-name="ce12">
            <text:p>£208,129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29" table:style-name="ce37">
            <text:p>29</text:p>
          </table:table-cell>
          <table:table-cell office:value-type="float" office:value="28.4" table:style-name="ce38">
            <text:p>28</text:p>
          </table:table-cell>
          <table:table-cell office:value-type="float" office:value="17" table:style-name="ce102">
            <text:p>17</text:p>
          </table:table-cell>
          <table:table-cell office:value-type="float" office:value="17" table:style-name="ce103">
            <text:p>17</text:p>
          </table:table-cell>
          <table:table-cell office:value-type="float" office:value="94" table:style-name="ce120">
            <text:p>94</text:p>
          </table:table-cell>
          <table:table-cell office:value-type="float" office:value="93.6" table:style-name="ce121">
            <text:p>94</text:p>
          </table:table-cell>
          <table:table-cell office:value-type="float" office:value="15" table:style-name="ce54">
            <text:p>15</text:p>
          </table:table-cell>
          <table:table-cell office:value-type="float" office:value="14.6" table:style-name="ce55">
            <text:p>15</text:p>
          </table:table-cell>
          <table:table-cell office:value-type="float" office:value="4" table:style-name="ce84">
            <text:p>4</text:p>
          </table:table-cell>
          <table:table-cell office:value-type="float" office:value="4" table:style-name="ce85">
            <text:p>4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34">
            <text:p>5</text:p>
          </table:table-cell>
          <table:table-cell office:value-type="float" office:value="164" table:content-validation-name="val3" table:style-name="ce153">
            <text:p>164</text:p>
          </table:table-cell>
          <table:table-cell office:value-type="float" office:value="162.6" table:content-validation-name="val3" table:style-name="ce137">
            <text:p>163</text:p>
          </table:table-cell>
          <table:table-cell office:value-type="float" office:value="12" table:style-name="ce164">
            <text:p>12</text:p>
          </table:table-cell>
          <table:table-cell office:value-type="float" office:value="12" table:style-name="ce166">
            <text:p>12</text:p>
          </table:table-cell>
          <table:table-cell office:value-type="float" office:value="13" table:style-name="ce169">
            <text:p>13</text:p>
          </table:table-cell>
          <table:table-cell office:value-type="float" office:value="13" table:style-name="ce213">
            <text:p>13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21">
            <text:p>0</text:p>
          </table:table-cell>
          <table:table-cell office:value-type="float" office:value="0" table:style-name="ce219">
            <text:p>0</text:p>
          </table:table-cell>
          <table:table-cell office:value-type="float" office:value="25" table:style-name="ce153">
            <text:p>25</text:p>
          </table:table-cell>
          <table:table-cell office:value-type="float" office:value="25" table:style-name="ce240">
            <text:p>25</text:p>
          </table:table-cell>
          <table:table-cell office:value-type="float" office:value="189" table:content-validation-name="val3" table:style-name="ce205">
            <text:p>189</text:p>
          </table:table-cell>
          <table:table-cell office:value-type="float" office:value="187.6" table:content-validation-name="val3" table:style-name="ce241">
            <text:p>188</text:p>
          </table:table-cell>
          <table:table-cell office:value-type="currency" office:value="459520.18" table:content-validation-name="val1" table:style-name="ce9">
            <text:p>£459,520.18</text:p>
          </table:table-cell>
          <table:table-cell office:value-type="currency" office:value="35750.879999999997" table:content-validation-name="val1" table:style-name="ce9">
            <text:p>£35,750.88</text:p>
          </table:table-cell>
          <table:table-cell office:value-type="currency" office:value="2000" table:content-validation-name="val1" table:style-name="ce9">
            <text:p>£2,000.00</text:p>
          </table:table-cell>
          <table:table-cell office:value-type="currency" office:value="2184" table:content-validation-name="val1" table:style-name="ce9">
            <text:p>£2,184.00</text:p>
          </table:table-cell>
          <table:table-cell office:value-type="currency" office:value="88351.17" table:content-validation-name="val1" table:style-name="ce9">
            <text:p>£88,351.17</text:p>
          </table:table-cell>
          <table:table-cell office:value-type="currency" office:value="41078.97" table:content-validation-name="val1" table:style-name="ce9">
            <text:p>£41,078.97</text:p>
          </table:table-cell>
          <table:table-cell office:value-type="currency" office:value="628885.19999999995" table:style-name="ce10">
            <text:p>£628,885.20</text:p>
          </table:table-cell>
          <table:table-cell office:value-type="currency" office:value="202349.04" table:content-validation-name="val1" table:style-name="ce11">
            <text:p>£202,349.04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02349.04" table:style-name="ce10">
            <text:p>£202,349.04</text:p>
          </table:table-cell>
          <table:table-cell office:value-type="currency" office:value="831234.24" table:style-name="ce12">
            <text:p>£831,234.2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rious Organised Crime Agency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344" table:style-name="ce35">
            <text:p>344</text:p>
          </table:table-cell>
          <table:table-cell office:value-type="float" office:value="324.60000000000002" table:style-name="ce39">
            <text:p>325</text:p>
          </table:table-cell>
          <table:table-cell office:value-type="float" office:value="1550" table:style-name="ce100">
            <text:p>1,550</text:p>
          </table:table-cell>
          <table:table-cell office:value-type="float" office:value="1508.8" table:style-name="ce104">
            <text:p>1,509</text:p>
          </table:table-cell>
          <table:table-cell office:value-type="float" office:value="1660" table:style-name="ce118">
            <text:p>1,660</text:p>
          </table:table-cell>
          <table:table-cell office:value-type="float" office:value="1626.3" table:style-name="ce122">
            <text:p>1,626</text:p>
          </table:table-cell>
          <table:table-cell office:value-type="float" office:value="242" table:style-name="ce52">
            <text:p>242</text:p>
          </table:table-cell>
          <table:table-cell office:value-type="float" office:value="239.60000000000002" table:style-name="ce56">
            <text:p>240</text:p>
          </table:table-cell>
          <table:table-cell office:value-type="float" office:value="26" table:style-name="ce82">
            <text:p>26</text:p>
          </table:table-cell>
          <table:table-cell office:value-type="float" office:value="25.6" table:style-name="ce86">
            <text:p>26</text:p>
          </table:table-cell>
          <table:table-cell office:value-type="float" office:value="3" table:style-name="ce135">
            <text:p>3</text:p>
          </table:table-cell>
          <table:table-cell office:value-type="float" office:value="0.2" table:style-name="ce133">
            <text:p>0</text:p>
          </table:table-cell>
          <table:table-cell office:value-type="float" office:value="3825" table:content-validation-name="val3" table:style-name="ce14">
            <text:p>3,825</text:p>
          </table:table-cell>
          <table:table-cell office:value-type="float" office:value="3725.0999999999995" table:content-validation-name="val3" table:style-name="ce14">
            <text:p>3,725</text:p>
          </table:table-cell>
          <table:table-cell office:value-type="float" office:value="28" table:style-name="ce163">
            <text:p>28</text:p>
          </table:table-cell>
          <table:table-cell office:value-type="float" office:value="28" table:style-name="ce167">
            <text:p>28</text:p>
          </table:table-cell>
          <table:table-cell office:value-type="float" office:value="81" table:style-name="ce170">
            <text:p>81</text:p>
          </table:table-cell>
          <table:table-cell office:value-type="float" office:value="81" table:style-name="ce216">
            <text:p>81</text:p>
          </table:table-cell>
          <table:table-cell office:value-type="float" office:value="19" table:style-name="ce218">
            <text:p>19</text:p>
          </table:table-cell>
          <table:table-cell office:value-type="float" office:value="19" table:style-name="ce217">
            <text:p>19</text:p>
          </table:table-cell>
          <table:table-cell office:value-type="float" office:value="0" table:style-name="ce222">
            <text:p>0</text:p>
          </table:table-cell>
          <table:table-cell office:value-type="float" office:value="0" table:style-name="ce220">
            <text:p>0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3953" table:content-validation-name="val3" table:style-name="ce15">
            <text:p>3,953</text:p>
          </table:table-cell>
          <table:table-cell office:value-type="float" office:value="3853.0999999999995" table:content-validation-name="val3" table:style-name="ce15">
            <text:p>3,853</text:p>
          </table:table-cell>
          <table:table-cell office:value-type="currency" office:value="11041991" table:content-validation-name="val2" table:style-name="ce9">
            <text:p>£11,041,991.00</text:p>
          </table:table-cell>
          <table:table-cell office:value-type="currency" office:value="922925" table:content-validation-name="val2" table:style-name="ce9">
            <text:p>£922,925.00</text:p>
          </table:table-cell>
          <table:table-cell office:value-type="currency" office:value="117623" table:content-validation-name="val2" table:style-name="ce9">
            <text:p>£117,623.00</text:p>
          </table:table-cell>
          <table:table-cell office:value-type="currency" office:value="863676" table:content-validation-name="val2" table:style-name="ce9">
            <text:p>£863,676.00</text:p>
          </table:table-cell>
          <table:table-cell office:value-type="currency" office:value="2331989" table:content-validation-name="val2" table:style-name="ce9">
            <text:p>£2,331,989.00</text:p>
          </table:table-cell>
          <table:table-cell office:value-type="currency" office:value="1103601" table:content-validation-name="val2" table:style-name="ce9">
            <text:p>£1,103,601.00</text:p>
          </table:table-cell>
          <table:table-cell office:value-type="currency" office:value="16381805" table:style-name="ce10">
            <text:p>£16,381,805.00</text:p>
          </table:table-cell>
          <table:table-cell office:value-type="currency" office:value="852309" table:content-validation-name="val2" table:style-name="ce11">
            <text:p>£852,309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52309" table:style-name="ce10">
            <text:p>£852,309.00</text:p>
          </table:table-cell>
          <table:table-cell office:value-type="currency" office:value="17234114" table:style-name="ce12">
            <text:p>£17,234,114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ny Millet</meta:initial-creator>
    <dc:creator>Ed Collington</dc:creator>
    <meta:creation-date>2012-07-18T14:50:11Z</meta:creation-date>
    <dc:date>2013-09-24T13:00:55Z</dc:date>
  </office:meta>
</office:document-meta>
</file>